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2cm" draw:fill-color="#0096d4"/>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5a80"/>
    </style:style>
    <style:style style:name="gr4" style:family="graphic" style:parent-style-name="standard">
      <style:graphic-properties draw:stroke="none" svg:stroke-width="0.001cm" draw:fill-color="#00b4ff"/>
    </style:style>
    <style:style style:name="gr5" style:family="graphic" style:parent-style-name="standard">
      <style:graphic-properties draw:stroke="none" svg:stroke-width="0.001cm" draw:fill-color="#000000"/>
    </style:style>
    <style:style style:name="gr6" style:family="graphic" style:parent-style-name="standard">
      <style:graphic-properties svg:stroke-width="0.03cm" svg:stroke-color="#000000" draw:fill="none" draw:fill-color="#ffffff" fo:padding-top="-0.035cm" fo:padding-bottom="-0.035cm" fo:padding-left="-0.035cm" fo:padding-right="-0.035cm"/>
    </style:style>
    <style:style style:name="gr7" style:family="graphic" style:parent-style-name="standard">
      <style:graphic-properties draw:stroke="none" svg:stroke-width="0.03cm" draw:fill-color="#000000"/>
    </style:style>
    <style:style style:name="gr8" style:family="graphic" style:parent-style-name="standard">
      <style:graphic-properties draw:stroke="none" svg:stroke-width="0.03cm" draw:fill-color="#ffffff"/>
    </style:style>
    <style:style style:name="gr9" style:family="graphic" style:parent-style-name="standard">
      <style:graphic-properties svg:stroke-width="0.03cm" svg:stroke-color="#ffffff" draw:fill="none" draw:fill-color="#ffffff" fo:padding-top="-0.035cm" fo:padding-bottom="-0.035cm" fo:padding-left="-0.035cm" fo:padding-right="-0.035cm"/>
    </style:style>
  </office:automatic-styles>
  <office:body>
    <office:drawing>
      <draw:page draw:name="page1" draw:style-name="dp1" draw:master-page-name="Default">
        <draw:g>
          <draw:glue-point draw:id="4" svg:x="-4.076cm" svg:y="-5cm"/>
          <draw:glue-point draw:id="5" svg:x="5cm" svg:y="-5cm"/>
          <draw:glue-point draw:id="6" svg:x="0.461cm" svg:y="-5cm"/>
          <draw:glue-point draw:id="7" svg:x="-5cm" svg:y="5cm"/>
          <draw:glue-point draw:id="8" svg:x="4.082cm" svg:y="5cm"/>
          <draw:glue-point draw:id="9" svg:x="-0.46cm" svg:y="5cm"/>
          <draw:glue-point draw:id="10" svg:x="-5cm" svg:y="-3.638cm"/>
          <draw:glue-point draw:id="11" svg:x="-5cm" svg:y="0.68cm"/>
          <draw:glue-point draw:id="12" svg:x="5cm" svg:y="3.737cm"/>
          <draw:glue-point draw:id="13" svg:x="5cm" svg:y="-0.632cm"/>
          <draw:glue-point draw:id="14" svg:x="0.001cm" svg:y="0.015cm"/>
          <draw:polygon draw:style-name="gr1" draw:layer="layout" svg:width="2.694cm" svg:height="1.728cm" svg:x="0cm" svg:y="0.272cm" svg:viewBox="0 0 2695 1729" draw:points="2695,1729 0,1729 0,0 2695,0">
            <text:p/>
          </draw:polygon>
          <draw:polygon draw:style-name="gr2" draw:layer="layout" svg:width="2.694cm" svg:height="1.728cm" svg:x="0cm" svg:y="0.272cm" svg:viewBox="0 0 2695 1729" draw:points="2695,1729 0,1729 0,0 2695,0">
            <text:p/>
          </draw:polygon>
          <draw:polygon draw:style-name="gr3" draw:layer="layout" svg:width="0.272cm" svg:height="2cm" svg:x="2.694cm" svg:y="0cm" svg:viewBox="0 0 273 2001" draw:points="0,2001 273,1748 273,0 0,272">
            <text:p/>
          </draw:polygon>
          <draw:polygon draw:style-name="gr2" draw:layer="layout" svg:width="0.272cm" svg:height="2cm" svg:x="2.694cm" svg:y="0cm" svg:viewBox="0 0 273 2001" draw:points="0,2001 273,1748 273,0 0,272">
            <text:p/>
          </draw:polygon>
          <draw:polygon draw:style-name="gr4" draw:layer="layout" svg:width="2.966cm" svg:height="0.272cm" svg:x="0cm" svg:y="0cm" svg:viewBox="0 0 2967 273" draw:points="2694,273 2967,0 274,0 0,273">
            <text:p/>
          </draw:polygon>
          <draw:polygon draw:style-name="gr2" draw:layer="layout" svg:width="2.966cm" svg:height="0.272cm" svg:x="0cm" svg:y="0cm" svg:viewBox="0 0 2967 273" draw:points="2694,273 2967,0 274,0 0,273">
            <text:p/>
          </draw:polygon>
          <draw:polygon draw:style-name="gr5" draw:layer="layout" svg:width="0.761cm" svg:height="0.253cm" svg:x="0.43cm" svg:y="1.068cm" svg:viewBox="0 0 762 254" draw:points="0,78 0,195 625,195 625,254 762,137 625,0 625,78">
            <text:p/>
          </draw:polygon>
          <draw:polyline draw:style-name="gr6" draw:layer="layout" svg:width="1.068cm" svg:height="0.264cm" svg:x="0.969cm" svg:y="0.408cm" svg:viewBox="0 0 1069 265" draw:points="1069,265 1063,248 1055,232 1046,217 1035,201 1025,186 1012,171 998,157 983,143 967,129 950,117 932,104 913,93 892,80 870,70 849,60 826,51 803,42 777,35 753,28 727,21 701,16 676,11 648,7 622,4 594,2 566,0 539,0 511,0 484,1 457,2 429,6 403,9 377,14 350,19 324,25 299,31 275,39 251,48 227,56 205,66 183,76 163,87 143,98 124,111 106,124 90,137 75,151 59,164 47,179 35,195 24,209 15,226 6,241 0,257">
            <text:p/>
          </draw:polyline>
          <draw:polyline draw:style-name="gr6" draw:layer="layout" svg:width="0.695cm" svg:height="0.38cm" svg:x="0.371cm" svg:y="0.563cm" svg:viewBox="0 0 696 381" draw:points="696,79 679,68 661,59 644,50 626,41 608,34 588,27 568,21 548,15 527,10 507,7 486,4 465,2 444,1 423,0 402,0 380,1 360,3 338,5 318,9 298,14 277,19 257,25 238,31 219,39 201,46 183,55 166,64 149,75 133,85 118,97 104,108 90,121 78,134 65,147 55,161 45,175 36,190 27,205 20,220 14,236 9,252 5,268 2,284 0,300 0,316 0,333 1,349 3,365 6,381">
            <text:p/>
          </draw:polyline>
          <draw:polyline draw:style-name="gr6" draw:layer="layout" svg:width="0.739cm" svg:height="0.299cm" svg:x="0.274cm" svg:y="1.409cm" svg:viewBox="0 0 740 300" draw:points="0,0 0,14 0,28 1,42 4,57 8,71 11,85 17,99 24,112 32,126 42,139 50,152 62,164 75,176 88,188 101,199 116,210 132,221 149,230 166,239 183,248 202,256 221,263 241,270 262,277 282,282 303,286 325,290 347,294 368,296 391,298 412,299 435,300 457,300 479,298 501,297 524,295 546,291 567,288 589,283 609,278 629,272 649,265 668,258 688,250 706,242 723,233 740,223">
            <text:p/>
          </draw:polyline>
          <draw:polyline draw:style-name="gr6" draw:layer="layout" svg:width="0.55cm" svg:height="0.348cm" svg:x="1.909cm" svg:y="0.583cm" svg:viewBox="0 0 551 349" draw:points="519,349 527,336 533,324 539,311 543,299 546,287 548,273 551,261 551,248 549,235 547,223 544,209 540,197 535,184 529,171 522,160 514,148 505,137 496,125 485,115 473,104 461,93 448,83 434,75 419,66 404,57 388,49 371,41 354,35 336,28 318,23 299,17 280,13 260,9 241,6 220,3 199,2 181,0 159,0 139,0 119,0 98,2 78,3 58,6 38,9 19,13 0,17">
            <text:p/>
          </draw:polyline>
          <draw:polyline draw:style-name="gr6" draw:layer="layout" svg:width="0.086cm" svg:height="0.26cm" svg:x="2.488cm" svg:y="0.988cm" svg:viewBox="0 0 87 261" draw:points="52,261 61,246 68,233 75,219 79,205 83,190 85,177 87,162 87,148 85,133 82,119 78,105 73,91 66,77 58,63 49,50 39,37 26,24 13,12 0,0">
            <text:p/>
          </draw:polyline>
          <draw:polyline draw:style-name="gr6" draw:layer="layout" svg:width="0.554cm" svg:height="0.524cm" svg:x="1.943cm" svg:y="1.282cm" svg:viewBox="0 0 555 525" draw:points="0,498 19,505 39,511 60,516 81,519 101,522 122,523 143,525 164,523 185,522 206,520 227,516 248,512 268,505 288,499 307,492 326,483 345,473 363,463 381,452 398,439 414,426 429,413 444,399 459,383 471,368 483,351 495,334 505,316 515,298 524,279 532,260 537,241 543,221 548,201 552,181 554,160 555,140 555,120 554,99 552,79 549,59 545,38 540,18 534,0">
            <text:p/>
          </draw:polyline>
          <draw:polyline draw:style-name="gr6" draw:layer="layout" svg:width="0.264cm" svg:height="0.5cm" svg:x="0.117cm" svg:y="0.933cm" svg:viewBox="0 0 265 501" draw:points="265,0 251,0 237,2 224,4 210,7 197,10 184,14 170,19 158,24 145,30 133,36 121,44 111,52 100,60 88,69 78,77 70,87 60,97 52,108 44,119 37,130 30,142 24,154 19,166 14,178 10,192 6,205 3,217 2,230 1,244 0,257 0,270 1,283 2,297 4,310 8,323 10,336 15,349 21,361 26,373 33,385 39,397 47,407 54,419 63,429 72,439 82,449 93,458 103,466 114,474 126,481 137,489 150,495 163,501">
            <text:p/>
          </draw:polyline>
          <draw:polyline draw:style-name="gr6" draw:layer="layout" svg:width="1.176cm" svg:height="0.271cm" svg:x="0.883cm" svg:y="1.631cm" svg:viewBox="0 0 1177 272" draw:points="0,0 4,15 10,29 17,45 26,60 37,74 49,89 62,103 77,118 93,131 111,143 129,156 149,168 170,179 192,190 214,200 238,209 263,219 289,227 315,235 342,242 370,248 398,254 428,258 457,263 487,267 516,269 547,270 577,272 608,272 638,271 668,269 698,267 728,264 757,261 787,256 815,251 844,245 871,238 898,231 923,223 949,214 974,205 997,195 1019,184 1041,173 1061,162 1080,150 1097,137 1115,124 1130,110 1144,96 1156,82 1167,67 1177,53">
            <text:p/>
          </draw:polyline>
          <draw:polygon draw:style-name="gr7" draw:layer="layout" svg:width="0.761cm" svg:height="0.253cm" svg:x="1.327cm" svg:y="1.068cm" svg:viewBox="0 0 762 254" draw:points="0,78 0,195 644,195 644,254 762,137 644,0 644,78">
            <text:p/>
          </draw:polygon>
          <draw:polygon draw:style-name="gr7" draw:layer="layout" svg:width="0.742cm" svg:height="0.427cm" svg:x="1.269cm" svg:y="0.66cm" svg:viewBox="0 0 743 428" draw:points="0,330 58,428 644,175 664,233 743,59 547,0 586,59">
            <text:p/>
          </draw:polygon>
          <draw:polygon draw:style-name="gr7" draw:layer="layout" svg:width="0.742cm" svg:height="0.428cm" svg:x="1.269cm" svg:y="1.3cm" svg:viewBox="0 0 743 429" draw:points="0,117 58,0 644,253 664,194 743,369 547,429 586,369">
            <text:p/>
          </draw:polygon>
          <draw:polygon draw:style-name="gr8" draw:layer="layout" svg:width="0.761cm" svg:height="0.252cm" svg:x="0.449cm" svg:y="1.087cm" svg:viewBox="0 0 762 253" draw:points="0,78 0,195 625,195 625,253 762,137 625,0 625,78">
            <text:p/>
          </draw:polygon>
          <draw:polyline draw:style-name="gr9" draw:layer="layout" svg:width="1.067cm" svg:height="0.264cm" svg:x="0.989cm" svg:y="0.428cm" svg:viewBox="0 0 1068 265" draw:points="1068,265 1062,249 1054,232 1046,217 1035,201 1025,186 1012,171 998,157 983,143 967,129 949,117 931,104 912,92 891,80 870,70 849,60 826,51 802,42 778,35 753,28 727,21 701,15 675,10 648,7 621,4 594,2 566,0 538,0 511,0 484,1 457,2 429,5 403,9 376,13 349,19 324,24 298,31 274,38 251,47 227,56 205,66 184,76 163,87 143,98 124,111 106,123 90,137 75,151 60,164 47,179 34,194 24,209 15,226 7,241 0,257">
            <text:p/>
          </draw:polyline>
          <draw:polyline draw:style-name="gr9" draw:layer="layout" svg:width="0.694cm" svg:height="0.38cm" svg:x="0.391cm" svg:y="0.583cm" svg:viewBox="0 0 695 381" draw:points="695,78 679,68 661,58 643,49 626,41 607,33 588,27 568,20 548,15 528,10 507,7 487,4 466,2 444,0 422,0 402,0 380,1 359,2 338,5 318,9 297,13 278,18 257,24 238,31 219,38 201,46 182,55 166,64 149,75 133,85 118,97 103,108 91,121 78,134 65,147 55,161 45,176 36,190 28,205 21,221 15,236 10,252 5,268 2,284 0,300 0,316 0,332 1,348 4,365 7,381">
            <text:p/>
          </draw:polyline>
          <draw:polyline draw:style-name="gr9" draw:layer="layout" svg:width="0.74cm" svg:height="0.299cm" svg:x="0.292cm" svg:y="1.428cm" svg:viewBox="0 0 741 300" draw:points="1,0 0,14 0,28 1,43 4,57 8,71 12,84 19,99 26,113 32,126 43,139 52,151 63,164 76,176 88,188 103,199 117,210 134,220 150,230 167,239 185,248 203,255 222,263 242,269 263,276 283,282 304,286 326,290 348,294 370,296 392,298 414,299 437,300 459,300 481,298 503,297 525,295 547,291 569,287 590,283 610,278 630,271 650,265 670,258 689,250 707,242 724,233 741,223">
            <text:p/>
          </draw:polyline>
          <draw:polyline draw:style-name="gr9" draw:layer="layout" svg:width="0.55cm" svg:height="0.348cm" svg:x="1.929cm" svg:y="0.602cm" svg:viewBox="0 0 551 349" draw:points="520,349 527,337 533,324 540,311 542,299 547,286 549,273 551,261 551,248 549,235 547,222 545,209 540,197 536,184 529,172 522,160 514,148 505,136 496,126 485,114 474,104 461,94 448,84 434,75 419,66 404,57 387,49 371,41 353,35 336,28 318,23 299,18 280,13 260,9 240,6 221,3 200,2 180,0 160,0 139,0 119,0 98,2 79,3 58,6 39,9 19,13 0,18">
            <text:p/>
          </draw:polyline>
          <draw:polyline draw:style-name="gr9" draw:layer="layout" svg:width="0.087cm" svg:height="0.26cm" svg:x="2.508cm" svg:y="1.008cm" svg:viewBox="0 0 88 261" draw:points="52,261 61,246 68,233 75,219 80,205 84,190 86,176 88,161 88,148 86,133 83,119 78,105 72,90 66,76 58,63 49,50 38,37 27,23 13,11 0,0">
            <text:p/>
          </draw:polyline>
          <draw:polyline draw:style-name="gr9" draw:layer="layout" svg:width="0.554cm" svg:height="0.524cm" svg:x="1.962cm" svg:y="1.3cm" svg:viewBox="0 0 555 525" draw:points="0,499 19,506 39,511 60,516 80,520 101,522 122,524 143,525 163,524 186,522 206,520 226,517 247,512 267,506 287,500 306,492 326,484 344,474 362,464 380,453 397,440 413,427 429,414 444,399 458,384 470,368 483,351 494,334 506,317 515,298 523,280 531,261 537,241 542,221 546,201 550,181 552,161 555,140 555,121 553,100 551,79 548,59 545,39 539,19 533,0">
            <text:p/>
          </draw:polyline>
          <draw:polyline draw:style-name="gr9" draw:layer="layout" svg:width="0.265cm" svg:height="0.499cm" svg:x="0.136cm" svg:y="0.952cm" svg:viewBox="0 0 266 500" draw:points="266,0 252,0 238,2 224,4 211,7 197,9 184,14 171,18 158,24 146,30 133,36 122,43 111,51 100,59 89,68 79,77 70,86 60,97 52,108 44,118 37,130 31,141 25,153 19,166 15,179 10,191 7,204 4,217 2,230 1,243 0,256 0,270 1,283 2,296 4,309 8,323 11,335 16,347 21,360 26,372 33,384 39,396 47,407 55,418 63,428 73,438 82,447 93,457 103,465 114,473 126,480 138,488 149,494 162,500">
            <text:p/>
          </draw:polyline>
          <draw:polyline draw:style-name="gr9" draw:layer="layout" svg:width="1.177cm" svg:height="0.272cm" svg:x="0.902cm" svg:y="1.65cm" svg:viewBox="0 0 1178 273" draw:points="0,0 4,15 11,30 18,45 27,60 37,75 49,90 62,104 77,117 94,131 111,144 129,156 149,168 170,180 191,191 215,201 238,210 263,219 288,228 315,235 342,243 370,249 399,255 427,259 457,264 487,268 516,270 547,271 577,273 607,273 638,272 668,270 698,268 729,265 758,262 786,257 815,252 843,246 872,239 898,232 924,224 949,215 973,205 997,196 1019,185 1041,174 1061,162 1080,150 1098,137 1115,124 1130,110 1144,97 1157,82 1167,68 1178,52">
            <text:p/>
          </draw:polyline>
          <draw:polygon draw:style-name="gr8" draw:layer="layout" svg:width="0.762cm" svg:height="0.252cm" svg:x="1.346cm" svg:y="1.087cm" svg:viewBox="0 0 763 253" draw:points="0,78 0,195 645,195 645,253 763,137 645,0 645,78">
            <text:p/>
          </draw:polygon>
          <draw:polygon draw:style-name="gr8" draw:layer="layout" svg:width="0.742cm" svg:height="0.427cm" svg:x="1.288cm" svg:y="0.68cm" svg:viewBox="0 0 743 428" draw:points="0,330 57,428 644,174 664,233 743,58 547,0 585,58">
            <text:p/>
          </draw:polygon>
          <draw:polygon draw:style-name="gr8" draw:layer="layout" svg:width="0.742cm" svg:height="0.427cm" svg:x="1.288cm" svg:y="1.32cm" svg:viewBox="0 0 743 428" draw:points="0,116 57,0 644,252 664,195 743,370 547,428 585,37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Distributed Director</dc:title>
    <meta:creation-date>2011-02-07T16:35:14</meta:creation-date>
    <meta:editing-duration>P0D</meta:editing-duration>
    <meta:editing-cycles>1</meta:editing-cycles>
    <meta:document-statistic meta:object-count="31"/>
    <meta:generator>OpenOffice.org/3.3$Linux OpenOffice.org_project/330m20$Build-9567</meta:generator>
  </office:meta>
</office:document-meta>
</file>